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3452a"/>
    </style:style>
    <style:style style:name="P2" style:family="paragraph" style:parent-style-name="Text_20_body">
      <style:text-properties officeooo:paragraph-rsid="0014cec0"/>
    </style:style>
    <style:style style:name="P3" style:family="paragraph" style:parent-style-name="Standard" style:list-style-name="L6">
      <style:text-properties officeooo:paragraph-rsid="003c6abb"/>
    </style:style>
    <style:style style:name="P4" style:family="paragraph" style:parent-style-name="Standard" style:list-style-name="L6">
      <style:text-properties officeooo:rsid="00132f4b" officeooo:paragraph-rsid="003c6abb"/>
    </style:style>
    <style:style style:name="P5" style:family="paragraph" style:parent-style-name="Standard" style:list-style-name="L6">
      <style:text-properties officeooo:rsid="00132f4b" officeooo:paragraph-rsid="002795f0"/>
    </style:style>
    <style:style style:name="P6" style:family="paragraph" style:parent-style-name="Standard" style:list-style-name="L7">
      <style:text-properties officeooo:rsid="00132f4b" officeooo:paragraph-rsid="001be585"/>
    </style:style>
    <style:style style:name="P7" style:family="paragraph" style:parent-style-name="Standard" style:list-style-name="L7">
      <style:text-properties officeooo:rsid="00132f4b" officeooo:paragraph-rsid="00132f4b"/>
    </style:style>
    <style:style style:name="P8" style:family="paragraph" style:parent-style-name="Standard" style:list-style-name="L14">
      <style:text-properties officeooo:rsid="00132f4b" officeooo:paragraph-rsid="003a24fa"/>
    </style:style>
    <style:style style:name="P9" style:family="paragraph" style:parent-style-name="Standard" style:list-style-name="L16">
      <style:text-properties officeooo:rsid="00132f4b" officeooo:paragraph-rsid="00462039"/>
    </style:style>
    <style:style style:name="P10" style:family="paragraph" style:parent-style-name="Standard" style:list-style-name="L16">
      <style:text-properties officeooo:rsid="00132f4b" officeooo:paragraph-rsid="00132f4b"/>
    </style:style>
    <style:style style:name="P11" style:family="paragraph" style:parent-style-name="Standard" style:list-style-name="L6">
      <style:text-properties officeooo:rsid="0026956b" officeooo:paragraph-rsid="002795f0"/>
    </style:style>
    <style:style style:name="P12" style:family="paragraph" style:parent-style-name="Standard" style:list-style-name="L6">
      <style:text-properties officeooo:rsid="00295434" officeooo:paragraph-rsid="00295434"/>
    </style:style>
    <style:style style:name="P13" style:family="paragraph" style:parent-style-name="Standard" style:list-style-name="L6">
      <style:text-properties officeooo:rsid="00295434" officeooo:paragraph-rsid="0027c68b"/>
    </style:style>
    <style:style style:name="P14" style:family="paragraph" style:parent-style-name="Standard" style:list-style-name="L6">
      <style:text-properties officeooo:rsid="002795f0" officeooo:paragraph-rsid="002795f0"/>
    </style:style>
    <style:style style:name="P15" style:family="paragraph" style:parent-style-name="Standard" style:list-style-name="L12">
      <style:text-properties officeooo:paragraph-rsid="00132f4b"/>
    </style:style>
    <style:style style:name="P16" style:family="paragraph" style:parent-style-name="Standard" style:list-style-name="L14">
      <style:text-properties officeooo:paragraph-rsid="003a24fa"/>
    </style:style>
    <style:style style:name="P17" style:family="paragraph" style:parent-style-name="Standard" style:list-style-name="L14">
      <style:text-properties officeooo:paragraph-rsid="00132f4b"/>
    </style:style>
    <style:style style:name="P18" style:family="paragraph" style:parent-style-name="Standard" style:list-style-name="L14">
      <style:text-properties officeooo:rsid="0040247d" officeooo:paragraph-rsid="0052cd8d"/>
    </style:style>
    <style:style style:name="P19" style:family="paragraph" style:parent-style-name="Standard" style:list-style-name="L14">
      <style:text-properties officeooo:rsid="0040247d" officeooo:paragraph-rsid="0040247d"/>
    </style:style>
    <style:style style:name="P20" style:family="paragraph" style:parent-style-name="Standard" style:list-style-name="L14">
      <style:text-properties officeooo:rsid="0052cd8d" officeooo:paragraph-rsid="0052cd8d"/>
    </style:style>
    <style:style style:name="P21" style:family="paragraph" style:parent-style-name="Standard" style:list-style-name="L16">
      <style:text-properties officeooo:paragraph-rsid="0037911a"/>
    </style:style>
    <style:style style:name="P22" style:family="paragraph" style:parent-style-name="Standard" style:list-style-name="L16">
      <style:text-properties officeooo:paragraph-rsid="00132f4b"/>
    </style:style>
    <style:style style:name="P23" style:family="paragraph" style:parent-style-name="Standard" style:list-style-name="L16">
      <style:text-properties officeooo:rsid="003c6abb" officeooo:paragraph-rsid="003c6abb"/>
    </style:style>
    <style:style style:name="P24" style:family="paragraph" style:parent-style-name="Standard" style:list-style-name="L16">
      <style:text-properties officeooo:rsid="003c6abb" officeooo:paragraph-rsid="003e077a"/>
    </style:style>
    <style:style style:name="P25" style:family="paragraph" style:parent-style-name="Standard" style:list-style-name="L16">
      <style:text-properties officeooo:rsid="003c6abb" officeooo:paragraph-rsid="005b5e45"/>
    </style:style>
    <style:style style:name="P26" style:family="paragraph" style:parent-style-name="Standard" style:list-style-name="L16">
      <style:text-properties officeooo:rsid="004441df" officeooo:paragraph-rsid="004441df"/>
    </style:style>
    <style:style style:name="P27" style:family="paragraph" style:parent-style-name="Standard" style:list-style-name="L16">
      <style:text-properties officeooo:rsid="005996e2" officeooo:paragraph-rsid="005996e2"/>
    </style:style>
    <style:style style:name="P28" style:family="paragraph" style:parent-style-name="Standard" style:list-style-name="L16">
      <style:text-properties officeooo:rsid="004d61d7" officeooo:paragraph-rsid="00515d2f"/>
    </style:style>
    <style:style style:name="P29" style:family="paragraph" style:parent-style-name="Standard" style:list-style-name="L21">
      <style:text-properties officeooo:rsid="003a24fa" officeooo:paragraph-rsid="003a24fa"/>
    </style:style>
    <style:style style:name="P30" style:family="paragraph" style:parent-style-name="Standard" style:list-style-name="L22">
      <style:text-properties officeooo:paragraph-rsid="002cb9f1"/>
    </style:style>
    <style:style style:name="P31" style:family="paragraph" style:parent-style-name="Standard" style:list-style-name="L22">
      <style:text-properties officeooo:rsid="0061010c" officeooo:paragraph-rsid="0061010c"/>
    </style:style>
    <style:style style:name="P32" style:family="paragraph" style:parent-style-name="Standard" style:list-style-name="L22">
      <style:text-properties officeooo:rsid="0061f2b1" officeooo:paragraph-rsid="0061f2b1"/>
    </style:style>
    <style:style style:name="P33" style:family="paragraph" style:parent-style-name="Text_20_body" style:list-style-name="L8">
      <style:text-properties officeooo:rsid="002989a2" officeooo:paragraph-rsid="002989a2"/>
    </style:style>
    <style:style style:name="P34" style:family="paragraph" style:parent-style-name="Text_20_body" style:list-style-name="L9">
      <style:text-properties officeooo:rsid="00132f4b" officeooo:paragraph-rsid="00132f4b"/>
    </style:style>
    <style:style style:name="P35" style:family="paragraph" style:parent-style-name="Text_20_body" style:list-style-name="L10"/>
    <style:style style:name="P36" style:family="paragraph" style:parent-style-name="Text_20_body" style:list-style-name="L11">
      <style:text-properties officeooo:paragraph-rsid="002989a2"/>
    </style:style>
    <style:style style:name="P37" style:family="paragraph" style:parent-style-name="Text_20_body" style:list-style-name="L11">
      <style:text-properties officeooo:paragraph-rsid="0029e7d7"/>
    </style:style>
    <style:style style:name="P38" style:family="paragraph" style:parent-style-name="Text_20_body" style:list-style-name="L11">
      <style:text-properties officeooo:rsid="00515d2f" officeooo:paragraph-rsid="00515d2f"/>
    </style:style>
    <style:style style:name="P39" style:family="paragraph" style:parent-style-name="Text_20_body" style:list-style-name="L12">
      <style:text-properties officeooo:paragraph-rsid="002bc126"/>
    </style:style>
    <style:style style:name="P40" style:family="paragraph" style:parent-style-name="Text_20_body" style:list-style-name="L13"/>
    <style:style style:name="P41" style:family="paragraph" style:parent-style-name="Text_20_body" style:list-style-name="L13">
      <style:text-properties officeooo:paragraph-rsid="003e9bab"/>
    </style:style>
    <style:style style:name="P42" style:family="paragraph" style:parent-style-name="Text_20_body" style:list-style-name="L13">
      <style:text-properties officeooo:rsid="003e9bab" officeooo:paragraph-rsid="003ee8c9"/>
    </style:style>
    <style:style style:name="P43" style:family="paragraph" style:parent-style-name="Text_20_body" style:list-style-name="L13">
      <style:text-properties officeooo:rsid="003ee8c9" officeooo:paragraph-rsid="003ee8c9"/>
    </style:style>
    <style:style style:name="P44" style:family="paragraph" style:parent-style-name="Text_20_body" style:list-style-name="L17">
      <style:text-properties officeooo:rsid="0040247d" officeooo:paragraph-rsid="0040247d"/>
    </style:style>
    <style:style style:name="P45" style:family="paragraph" style:parent-style-name="Text_20_body" style:list-style-name="L17">
      <style:text-properties officeooo:rsid="0040247d" officeooo:paragraph-rsid="0041e81d"/>
    </style:style>
    <style:style style:name="P46" style:family="paragraph" style:parent-style-name="Text_20_body" style:list-style-name="L17">
      <style:text-properties officeooo:rsid="00426375" officeooo:paragraph-rsid="00426375"/>
    </style:style>
    <style:style style:name="P47" style:family="paragraph" style:parent-style-name="Text_20_body" style:list-style-name="L18">
      <style:text-properties officeooo:rsid="00475cfd" officeooo:paragraph-rsid="00548dbe"/>
    </style:style>
    <style:style style:name="P48" style:family="paragraph" style:parent-style-name="Text_20_body" style:list-style-name="L18">
      <style:text-properties officeooo:rsid="00548dbe" officeooo:paragraph-rsid="00548dbe"/>
    </style:style>
    <style:style style:name="P49" style:family="paragraph" style:parent-style-name="Text_20_body" style:list-style-name="L18">
      <style:text-properties officeooo:rsid="004bf8a3" officeooo:paragraph-rsid="0055a4d6"/>
    </style:style>
    <style:style style:name="P50" style:family="paragraph" style:parent-style-name="Text_20_body" style:list-style-name="L18">
      <style:text-properties officeooo:rsid="004bf8a3" officeooo:paragraph-rsid="00515d2f"/>
    </style:style>
    <style:style style:name="P51" style:family="paragraph" style:parent-style-name="Text_20_body" style:list-style-name="L18">
      <style:text-properties officeooo:rsid="00484466" officeooo:paragraph-rsid="00515d2f"/>
    </style:style>
    <style:style style:name="P52" style:family="paragraph" style:parent-style-name="Text_20_body" style:list-style-name="L18">
      <style:text-properties officeooo:rsid="0056df12" officeooo:paragraph-rsid="0056df12"/>
    </style:style>
    <style:style style:name="P53" style:family="paragraph" style:parent-style-name="Text_20_body" style:list-style-name="L19">
      <style:text-properties officeooo:paragraph-rsid="00390ca4"/>
    </style:style>
    <style:style style:name="P54" style:family="paragraph" style:parent-style-name="Text_20_body" style:list-style-name="L19">
      <style:text-properties officeooo:rsid="00402666" officeooo:paragraph-rsid="00402666"/>
    </style:style>
    <style:style style:name="P55" style:family="paragraph" style:parent-style-name="Text_20_body" style:list-style-name="L20">
      <style:text-properties officeooo:rsid="00402666" officeooo:paragraph-rsid="005996e2"/>
    </style:style>
    <style:style style:name="P56" style:family="paragraph" style:parent-style-name="Text_20_body" style:list-style-name="L20">
      <style:text-properties officeooo:rsid="00462039" officeooo:paragraph-rsid="00462039"/>
    </style:style>
    <style:style style:name="P57" style:family="paragraph" style:parent-style-name="Text_20_body" style:list-style-name="L20">
      <style:text-properties officeooo:rsid="00415261" officeooo:paragraph-rsid="00415261"/>
    </style:style>
    <style:style style:name="P58" style:family="paragraph" style:parent-style-name="Text_20_body" style:list-style-name="L20">
      <style:text-properties officeooo:rsid="005996e2" officeooo:paragraph-rsid="005996e2"/>
    </style:style>
    <style:style style:name="P59" style:family="paragraph" style:parent-style-name="Text_20_body" style:list-style-name="L19">
      <style:text-properties officeooo:rsid="0060739e" officeooo:paragraph-rsid="0060739e"/>
    </style:style>
    <style:style style:name="P60" style:family="paragraph" style:parent-style-name="Text_20_body" style:list-style-name="L19">
      <style:text-properties officeooo:rsid="0061010c" officeooo:paragraph-rsid="0061010c"/>
    </style:style>
    <style:style style:name="P61" style:family="paragraph" style:parent-style-name="Text_20_body">
      <style:text-properties officeooo:rsid="0062bca3" officeooo:paragraph-rsid="0062bca3"/>
    </style:style>
    <style:style style:name="P62" style:family="paragraph" style:parent-style-name="Text_20_body">
      <style:text-properties officeooo:rsid="00652479" officeooo:paragraph-rsid="00671be3"/>
    </style:style>
    <style:style style:name="P63" style:family="paragraph" style:parent-style-name="Text_20_body">
      <style:text-properties officeooo:rsid="0068c269" officeooo:paragraph-rsid="0068c269"/>
    </style:style>
    <style:style style:name="P64" style:family="paragraph" style:parent-style-name="Text_20_body" style:list-style-name="L15">
      <style:paragraph-properties fo:margin-top="0in" fo:margin-bottom="0in" style:contextual-spacing="false"/>
    </style:style>
    <style:style style:name="P65" style:family="paragraph" style:parent-style-name="Text_20_body" style:list-style-name="L15">
      <style:paragraph-properties fo:margin-top="0in" fo:margin-bottom="0in" style:contextual-spacing="false"/>
      <style:text-properties officeooo:paragraph-rsid="00301138"/>
    </style:style>
    <style:style style:name="P66" style:family="paragraph" style:parent-style-name="Text_20_body" style:list-style-name="L15">
      <style:paragraph-properties fo:margin-top="0in" fo:margin-bottom="0in" style:contextual-spacing="false"/>
      <style:text-properties officeooo:paragraph-rsid="00310a83" fo:background-color="transparent"/>
    </style:style>
    <style:style style:name="P67" style:family="paragraph" style:parent-style-name="Heading_20_2">
      <style:text-properties officeooo:paragraph-rsid="001be585"/>
    </style:style>
    <style:style style:name="P68" style:family="paragraph" style:parent-style-name="Heading_20_2">
      <style:text-properties officeooo:paragraph-rsid="003a24fa"/>
    </style:style>
    <style:style style:name="P69" style:family="paragraph" style:parent-style-name="Heading_20_2">
      <style:text-properties officeooo:paragraph-rsid="003e077a"/>
    </style:style>
    <style:style style:name="P70" style:family="paragraph" style:parent-style-name="Heading_20_2">
      <style:text-properties officeooo:rsid="00475cfd" officeooo:paragraph-rsid="00515d2f"/>
    </style:style>
    <style:style style:name="P71" style:family="paragraph" style:parent-style-name="Heading_20_1">
      <style:text-properties officeooo:rsid="0014cec0" officeooo:paragraph-rsid="0014cec0"/>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48dbe"/>
    </style:style>
    <style:style style:name="T47" style:family="text">
      <style:text-properties officeooo:rsid="0055a4d6"/>
    </style:style>
    <style:style style:name="T48" style:family="text">
      <style:text-properties officeooo:rsid="0056df12"/>
    </style:style>
    <style:style style:name="T49" style:family="text">
      <style:text-properties officeooo:rsid="005920b7"/>
    </style:style>
    <style:style style:name="T50" style:family="text">
      <style:text-properties officeooo:rsid="005996e2"/>
    </style:style>
    <style:style style:name="T51" style:family="text">
      <style:text-properties officeooo:rsid="005b5e45"/>
    </style:style>
    <style:style style:name="T52" style:family="text">
      <style:text-properties officeooo:rsid="005bc32a"/>
    </style:style>
    <style:style style:name="T53" style:family="text">
      <style:text-properties officeooo:rsid="005f882d"/>
    </style:style>
    <style:style style:name="T54" style:family="text">
      <style:text-properties officeooo:rsid="0060739e"/>
    </style:style>
    <style:style style:name="T55" style:family="text">
      <style:text-properties officeooo:rsid="0061010c"/>
    </style:style>
    <style:style style:name="T56" style:family="text">
      <style:text-properties officeooo:rsid="0061f2b1"/>
    </style:style>
    <style:style style:name="T57" style:family="text">
      <style:text-properties officeooo:rsid="0062bca3"/>
    </style:style>
    <style:style style:name="T58" style:family="text">
      <style:text-properties officeooo:rsid="00632924"/>
    </style:style>
    <style:style style:name="T59" style:family="text">
      <style:text-properties officeooo:rsid="00652479"/>
    </style:style>
    <style:style style:name="T60" style:family="text">
      <style:text-properties officeooo:rsid="006532c9"/>
    </style:style>
    <style:style style:name="T61" style:family="text">
      <style:text-properties officeooo:rsid="0068c269"/>
    </style:style>
    <style:style style:name="T62" style:family="text">
      <style:text-properties style:use-window-font-color="true" style:text-outline="false" style:text-line-through-style="none" style:text-line-through-typ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Vereinssatzung</text:h>
      <text:p text:style-name="P2"/>
      <text:h text:style-name="Heading_20_2" text:outline-level="2">Präambel</text:h>
      <text:p text:style-name="P61">Die Gesundheit des Menschen ist ihm ein Gut von unschätzbarem Wert, für deren Erhaltung er sich mit all seinen Möglichkeiten einsetzen wird.</text:p>
      <text:p text:style-name="P61">Die<text:span text:style-name="T58">se</text:span> Erhaltung <text:span text:style-name="T58">aber auch die </text:span>Wiederherstellung und Förderung der Gesundheit ist eine herausfordernde Aufgabe, die den Menschen als Ganzes einbeziehen und unter einem humanistischen Menschenbild betrachten muss. <text:span text:style-name="T59">Sie muss gutherzig sein, verständnisvoll, mitfühlend und durch den Wunsch motiviert, dem Menschen dieses ihm so wichtige Gut zu schützen.</text:span></text:p>
      <text:p text:style-name="P62">Eine Gesundheitsversorgung, die primär der Wettbewerbslogik von Marktwirtschaften gehorcht und Gewinnerzielung bzw. Unternehmenswertsteigerung als ein wesentliches Ziel verfolgt, kann <text:span text:style-name="T60">diese Aufgabe nur unzufriedenstellend lösen. Sie befindet sich in ständigem Konflikt zweier gegenläufiger Interessen. Aus diesem Grund benötigen wir Systeme zur Gesundheitsversorgung jenseits der Profit orientierten Ökonomien - Systeme, die auf Wohlwollen und Vertrauen gegründet sind. </text:span></text:p>
      <text:p text:style-name="P62"><text:span text:style-name="T61">Wir leben in Zeiten der globalen Vernetzung von Milliarden von Menschen, die sich in unzähligen Gruppen für verschiedenste, oft gemeinnützige Ziele einsetzen. Zusammen mit dem technologischen Fortschritt in der kostengünstigen Verarbeitung großer Datenmengen sind alle Voraussetzungen erfüllt, den informationsverarbeitenden Teil der Gesundheitsversorgung durch die Menschen selbst bewerkstelligen zu lassen.</text:span></text:p>
      <text:p text:style-name="P63">Die Crowdsourcing-Bewegung hat bereits viele Beispiele für erfolgreiche Projekte geliefert, die nur durch die koordinierte Zusammenarbeit großer Zahlen ehrenamtlich tätiger Menschen möglich waren. </text:p>
      <text:h text:style-name="Heading_20_2" text:outline-level="2">§ <text:span text:style-name="T55">1 </text:span><text:span text:style-name="T2">Name, Eintragung, </text:span><text:span text:style-name="T3">Sitz, </text:span><text:span text:style-name="T2">Geschäftsjahr</text:span></text:h>
      <text:p text:style-name="P1"><text:span text:style-name="T1">Der Verein trägt den Namen </text:span><text:span text:style-name="T6">„</text:span><office:annotation office:name="__Fieldmark__191_1118800095"><dc:creator>benni </dc:creator><dc:date>2014-12-19T14:25:30</dc:date><text:list text:style-name=""><text:list-item><text:p>Ché Guevara lässt grüßen :) Aber wenn man schon Mal nen Verein gründet. Habt ihr noch Vorschläge?</text:p></text:list-item></text:list></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 <text:span text:style-name="T55">2</text:span> <text:span text:style-name="T4">Vereinsz</text:span>weck </text:h>
      <text:list xml:id="list3505498436319131369" text:style-name="L6">
        <text:list-item>
          <text:p text:style-name="P3"><text:span text:style-name="T1">Der Verein verfolgt ausschließlich und unmittelbar gemeinnützige Zwecke im Sinne des </text:span>Abschnitts "Ste<text:span text:style-name="T42">ue</text:span>rbegünstigte Zwecke" § 51 ff. AO und § 10b EStG. </text:p>
        </text:list-item>
        <text:list-item>
          <text:p text:style-name="P4">Der Zweck des Vereins ist die Förderung der Integration von Patienten in medizinische <text:soft-page-break/>Entscheidungsprozesse, die Verbesserung der Arzt-Patient Beziehung, sowie die Förderung des kostenfreien Zugangs zu medizinischen Informationen und Dienstleistungen für die Allgemeinheit.</text:p>
        </text:list-item>
        <text:list-item>
          <text:p text:style-name="P5">Der Zweck des Vereins wird <text:span text:style-name="T13">insbesondere </text:span>verwirklicht durch </text:p>
          <text:list>
            <text:list-item>
              <text:p text:style-name="P11">Erstellung, Weiterentwicklung und Betrieb einer frei zugänglichen, partizipativen online Plattform für medizinische Informationen</text:p>
            </text:list-item>
            <text:list-item>
              <text:p text:style-name="P12">Bereitstellung von Möglichkeiten zur Vernetzung von Patienten in Online-<text:span text:style-name="T18">Gemeinschaften</text:span></text:p>
            </text:list-item>
            <text:list-item>
              <text:p text:style-name="P12">Förderung des Dialogs und der Kooperation von Patienten, Ärzten, <text:span text:style-name="T25">Researchern</text:span> und Akteuren im Gesundheitswesen</text:p>
            </text:list-item>
            <text:list-item>
              <text:p text:style-name="P14">Organisation von interdisziplinären Arbeitsgruppen - insbesondere der Fachbereiche Medizin, Biologie, Mathematik, Informatik - <text:span text:style-name="T14">zur gemeinschaftlichen Entwicklung frei zugänglicher, medizinischer Wissensdatenbanken</text:span></text:p>
            </text:list-item>
            <text:list-item>
              <text:p text:style-name="P13">Engagement für einen offeneren Umgang mit personenspezifischen medizinischen Datensätzen als ein Gut zur Förderung des Gemeinwohls </text:p>
            </text:list-item>
          </text:list>
        </text:list-item>
      </text:list>
      <text:h text:style-name="P67" text:outline-level="2">§ <text:span text:style-name="T55">3 </text:span><text:span text:style-name="T2">Selbstlosigkeit</text:span></text:h>
      <text:list xml:id="list2169792576811566851" text:style-name="L7">
        <text:list-item>
          <text:p text:style-name="P6">Der Verein ist selbstlos tätig. Er verfolgt keinerlei wirtschaftliche Zwecke, <text:span text:style-name="T11">d.h. erstrebt keinen Gewinn</text:span>. </text:p>
        </text:list-item>
        <text:list-item>
          <text:p text:style-name="P7">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7">Der Vorstand ist grundsätzlich ehrenamtlich tätig. Die Mitgliederversammlung kann eine jährliche, angemessene pauschale Tätigkeitsvergütung für Vorstandsmitglieder beschließen.</text:p>
        </text:list-item>
      </text:list>
      <text:h text:style-name="Heading_20_2" text:outline-level="2">§ 4 Mitgliedschaft </text:h>
      <text:h text:style-name="Heading_20_3" text:outline-level="3">(I) Allgemeines</text:h>
      <text:list xml:id="list6117498827844604325" text:style-name="L8">
        <text:list-item>
          <text:p text:style-name="P33">Vereinsmitglied können natürliche und juristische Personen werden.</text:p>
        </text:list-item>
        <text:list-item>
          <text:p text:style-name="P33">Der Verein besteht aus aktiven Mitgliedern, Fördermitgliedern und Ehrenmitgliedern.</text:p>
        </text:list-item>
        <text:list-item>
          <text:p text:style-name="P33">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3"><text:soft-page-break/>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II) Erwerb der Mitgliedschaft</text:h>
      <text:list xml:id="list4983606388116019267" text:style-name="L9">
        <text:list-item>
          <text:p text:style-name="P34">Die Gründer sind Mitglieder des Vereins. <text:span text:style-name="T42">Ü</text:span>ber die Aufnahme weiterer Mitglieder entscheidet der Vorstand. </text:p>
        </text:list-item>
        <text:list-item text:style-override="L10">
          <text:p text:style-name="P35">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III) Verlust der Mitgliedschaft</text:h>
      <text:list xml:id="list6723925255540997495" text:style-name="L11">
        <text:list-item>
          <text:p text:style-name="P36">Die Mitgliedschaft endet durch Austritt, durch Tod von natürlichen Personen oder durch Auflösung und Erlöschung von juristischen Personen oder durch Ausschluss. </text:p>
        </text:list-item>
        <text:list-item>
          <text:p text:style-name="P36"><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37">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36">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p>
        </text:list-item>
        <text:list-item>
          <text:p text:style-name="P38">Wiederholte und/oder längerfristige Rückstände können zum Ende der Mitgliedschaft führen. Näheres dazu ist in der Beitragsordnung geregelt.</text:p>
        </text:list-item>
      </text:list>
      <text:p text:style-name="Text_20_body"/>
      <text:h text:style-name="Heading_20_3" text:outline-level="3"><text:span text:style-name="T15">(IV)</text:span> <text:span text:style-name="T15">Mitgliedsb</text:span>eiträge </text:h>
      <text:list xml:id="list6941457870700213354" text:style-name="L12">
        <text:list-item>
          <text:p text:style-name="P15"><text:span text:style-name="T1">Es werden Geldbeiträge als regelmäßige Jahresbeiträge erhoben. Näheres</text:span> regelt eine Beitragsordnung, die von der Mitgliederversammlung beschlossen wird.<office:annotation><dc:creator>benni </dc:creator><dc:date>2014-12-19T15:59:28</dc:date><text:p text:style-name="P72"><text:span text:style-name="T62">Jahres oder Quartalsbeiträge?</text:span></text:p></office:annotation></text:p>
        </text:list-item>
        <text:list-item>
          <text:p text:style-name="P39">Im begründeten Einzelfall kann für ein Mitglied durch Vorstandsbeschluss ein(e) von der Beitragsordnung abweichende(r) Beitrag und Beitragszahlung festgesetzt werden. </text:p>
        </text:list-item>
        <text:list-item>
          <text:p text:style-name="P39">Bei Beendigung der Mitgliedschaft <text:span text:style-name="T27">regelt die Beitragsordnung, wie mit bereits gezahlten Beiträgen zu verfahren ist</text:span>.<office:annotation><dc:creator>benni </dc:creator><dc:date>2014-12-19T15:57:40</dc:date><text:p text:style-name="P72"><text:span text:style-name="T62">Rückzahlung oder Einbehaltung?</text:span></text:p></office:annotation></text:p>
        </text:list-item>
      </text:list>
      <text:h text:style-name="Heading_20_2" text:outline-level="2"><text:soft-page-break/>§ 5 Rechte und Pflichten der Mitglieder</text:h>
      <text:list xml:id="list4807019693624408727" text:style-name="L13">
        <text:list-item>
          <text:p text:style-name="P40"><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 </text:p>
        </text:list-item>
        <text:list-item>
          <text:p text:style-name="P41"><text:span text:style-name="T26">Die M</text:span>itglieder sind verpflichtet, die satzungsgemässen Zwecke des Vereins zu unterstützen und zu fördern, sowie die laut gültiger Beitragsordnung zu leistende Zuwendung pünktlich zu zahlen.</text:p>
        </text:list-item>
        <text:list-item>
          <text:p text:style-name="P40">Jedes Mitglied kann <text:span text:style-name="T53">eine Diskussion und Beschlussfindung per Mitgliederentscheid einleiten. Weitere Regelungen unter </text:span><text:span text:style-name="T53"><text:bookmark-ref text:reference-format="text" text:ref-name="__RefHeading__956_1295827656">§ 9  Mitgliederentscheid</text:bookmark-ref></text:span><text:span text:style-name="T53">.</text:span></text:p>
        </text:list-item>
        <text:list-item>
          <text:p text:style-name="P42">Aktive und Ehrenmitglieder sind stimmberechtigt für Abstimmungen der Mitgliederversammlung und <text:span text:style-name="T43">Mitgliederentscheide</text:span>. </text:p>
        </text:list-item>
        <text:list-item>
          <text:p text:style-name="P43">Fördermitglieder besitzen kein<text:span text:style-name="T54">erlei</text:span> Stimmrecht<text:span text:style-name="T54">e, können aber Mitgliederentscheide beim Vorstand beantragen</text:span></text:p>
        </text:list-item>
      </text:list>
      <text:h text:style-name="Heading_20_2" text:outline-level="2">§ 6 Organe <text:span text:style-name="T55">und Ordnungen</text:span></text:h>
      <text:list xml:id="list7402539342055902855" text:style-name="L22">
        <text:list-item>
          <text:p text:style-name="P30"><text:span text:style-name="T1">Organe des Vereins sind die Mitgliederversammlung und der Vorstand.</text:span></text:p>
        </text:list-item>
        <text:list-item>
          <text:p text:style-name="P31">Neben dieser Satzung gibt sich der Verein die folgenden Ordnungen in denen weitere Regelungen als Ergänzung zu dieser Satzung beschloßen sind:</text:p>
          <text:list>
            <text:list-item>
              <text:p text:style-name="P31">Die Beitragsordnung regelt Details zu den Beitragspflichten <text:span text:style-name="T56">aller</text:span> Mitglieder,</text:p>
            </text:list-item>
            <text:list-item>
              <text:p text:style-name="P31">Die Geschäftsordnung <text:span text:style-name="T56">regelt Details zu vereinsinternen Prozessen und Dokumenten.</text:span></text:p>
            </text:list-item>
          </text:list>
        </text:list-item>
        <text:list-item>
          <text:p text:style-name="P32">Die Mitgliederversammlung kann weitere Ordnungen beschließen.</text:p>
        </text:list-item>
      </text:list>
      <text:h text:style-name="P68" text:outline-level="2"><text:bookmark-start text:name="__RefHeading__958_1295827656"/>§ 7 Mitgliederversammlung<text:bookmark-end text:name="__RefHeading__958_1295827656"/></text:h>
      <text:h text:style-name="Heading_20_3" text:outline-level="3"><text:span text:style-name="T22">(I) Allgemeines und Aufgaben</text:span> </text:h>
      <text:list xml:id="list2606400122760492728" text:style-name="L14">
        <text:list-item>
          <text:p text:style-name="P8">Oberstes Organ des Vereins ist die Mitgliederversammlung. </text:p>
        </text:list-item>
        <text:list-item>
          <text:p text:style-name="P8">Die Mitgliederversammlung hat über grundsätzliche Fragen und Angelegenheiten des Vereins zu beschließen. Sie hat insbesondere folgende Aufgaben: </text:p>
          <text:list text:style-name="L15">
            <text:list-item>
              <text:p text:style-name="P64"><text:span text:style-name="T17">D</text:span>ie Entlastung des Vorstandes <text:span text:style-name="T17">sowie </text:span>Wahl der einzelnen Vorstandsmitglieder, </text:p>
            </text:list-item>
            <text:list-item>
              <text:p text:style-name="P64"><text:span text:style-name="T17">Ü</text:span>ber Satzung<text:span text:style-name="T20">sä</text:span>nderungen sowie die Auflösung des Vereins zu <text:span text:style-name="T20">beschließen</text:span>, </text:p>
            </text:list-item>
            <text:list-item>
              <text:p text:style-name="P65"><text:span text:style-name="T44">Über Änderungen und </text:span>Genehmigung der Beitrags- <text:span text:style-name="T22">und Geschäfts</text:span>ordnung <text:span text:style-name="T20">zu beschließen</text:span>,</text:p>
            </text:list-item>
            <text:list-item>
              <text:p text:style-name="P64">Über vorliegende Anträge zu beraten und zu beschließen, <text:span text:style-name="T50">sofern diese nicht in den satzungsmäßigen Aufgabenbereich des Vorstands fallen</text:span></text:p>
            </text:list-item>
            <text:list-item>
              <text:p text:style-name="P64"><text:span text:style-name="T17">D</text:span>ie Ernennung von Ehrenmitgliedern</text:p>
            </text:list-item>
            <text:list-item>
              <text:p text:style-name="P66">D<text:span text:style-name="T28">en</text:span> Jahresbericht <text:span text:style-name="T28">vom Vorstand</text:span> entgegen zu nehmen, zu beraten <text:span text:style-name="T28">und zu beschließen</text:span></text:p>
            </text:list-item>
          </text:list>
        </text:list-item>
      </text:list>
      <text:h text:style-name="Heading_20_3" text:outline-level="3"><text:soft-page-break/>(II) Einberufung</text:h>
      <text:list xml:id="list191237228219398" text:continue-list="list2606400122760492728" text:style-name="L14">
        <text:list-item text:start-value="1">
          <text:p text:style-name="P8">Die ordentlich<text:span text:style-name="T45">e</text:span> Mitgliederversammlung ist einmal jährlich im ersten Quartal des <text:span text:style-name="T45">jeweiligen</text:span> Geschäftsjahres zu berufen. </text:p>
        </text:list-item>
        <text:list-item>
          <text:p text:style-name="P16">Ausserordentliche Mitgliederversammlungen werden auf Beschluss des Vorstandes abgehalten, wenn die Interessen des Vereins dies erfordern, oder wenn mindestens 1/3 der Mitglieder dies unter Angabe des Zwecks schriftlich <text:span text:style-name="T45">oder per Email</text:span> beantragen.<text:span text:style-name="T1"> </text:span></text:p>
        </text:list-item>
        <text:list-item>
          <text:p text:style-name="P8">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III) Beschluss<text:span text:style-name="T22">fassung und Stimmberechtigung</text:span><text:bookmark-end text:name="__RefHeading__960_1295827656"/></text:h>
      <text:list xml:id="list191236377634672" text:continue-list="list191237228219398" text:style-name="L14">
        <text:list-item text:start-value="1">
          <text:p text:style-name="P8">Die ordnungsgemäß einberufene Versammlung ist stets beschlussfähig.</text:p>
        </text:list-item>
        <text:list-item>
          <text:p text:style-name="P8">Jedes <text:span text:style-name="T27">stimmberechtigte </text:span>Mitglied hat eine Stimme. Juristische Personen haben einen Stimmberechtigten schriftlich zu bestellen. </text:p>
        </text:list-item>
        <text:list-item>
          <text:p text:style-name="P8">Vollmachten oder Stimmboten sind <text:span text:style-name="T16">für natürliche Personen </text:span>nicht zugelassen. </text:p>
        </text:list-item>
        <text:list-item>
          <text:p text:style-name="P8">Soweit keine anderen Mehrheiten gesetzlich oder in dieser Satzung vorgeschrieben sind, genügt für die Beschlussfassung die einfache Mehrheit der abgegebenen Stimmen. Stimmenenthaltungen gelten als nicht abgegebene Stimme. <text:s/></text:p>
        </text:list-item>
        <text:list-item>
          <text:p text:style-name="P16">Beschlüsse über Satzungsänderungen und über die Auflösung des Vereins bedürfen zu ihrer Rechtswirksamkeit der Dreiviertelmehrheit der anwesenden Mitglieder.</text:p>
        </text:list-item>
      </text:list>
      <text:h text:style-name="Heading_20_3" text:outline-level="3">(IV) Versammlungsablauf</text:h>
      <text:list xml:id="list191237232081180" text:continue-list="list191236377634672" text:style-name="L14">
        <text:list-item text:start-value="1">
          <text:p text:style-name="P20">Jede Versammlung benötigt für den ordungsgemäßen Ablauf die Anwesenheit einer Versammlungsleitung und Protokollführung. </text:p>
        </text:list-item>
        <text:list-item>
          <text:p text:style-name="P18"><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17"><text:span text:style-name="T33">Der Versammlungsaublauf, Beschlüsse und Wahlen sind durch die Protokollführerugn zu protokollieren. Das Protokoll hat Ort, Datum, Tagesordnung, Diskussion zu Tagesordnungspunkten sowie Ergebnisse der Abstimmungen/Wahlen zu enthalten und ist von der Versammlungsleitung zu unterschreiben. </text:span>Eine Abschrift <text:span text:style-name="T23">des Protokolls</text:span> wird den Mitgliedern in Textform zugesandt. </text:p>
        </text:list-item>
        <text:list-item>
          <text:p text:style-name="P19">Weitere <text:span text:style-name="T32">Regelungen</text:span> zum Ablauf der Mitgliederversammlung <text:span text:style-name="T32">können in der Geschäftsordnung beschlossen werden</text:span>.</text:p>
        </text:list-item>
      </text:list>
      <text:h text:style-name="P69" text:outline-level="2"><text:soft-page-break/>§ 8 Vorstand</text:h>
      <text:h text:style-name="Heading_20_3" text:outline-level="3"><text:span text:style-name="T24">(I) Bestellung</text:span> </text:h>
      <text:list xml:id="list9211700318924967036" text:style-name="L16">
        <text:list-item>
          <text:p text:style-name="P21"><text:span text:style-name="T1">Der Vorstand im Sinne des § 26 BGB besteht aus mindestens einer Person und einer Stellvertretung. Die Mitgliederversammlung</text:span> kann weitere <text:span text:style-name="T47">Personen</text:span> zum Vorstand bestellen.<text:span text:style-name="T1"> </text:span></text:p>
        </text:list-item>
        <text:list-item>
          <text:p text:style-name="P22"><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23">In den Vorstand dürfen nur natürliche Personen gewählt werden <text:span text:style-name="T47">die Mitglieder des Vereins sind.</text:span></text:p>
        </text:list-item>
      </text:list>
      <text:h text:style-name="Heading_20_3" text:outline-level="3">(II) Aufgaben, <text:span text:style-name="T24">Befugnisse, Pflichten</text:span></text:h>
      <text:list xml:id="list191236596615217" text:continue-list="list9211700318924967036" text:style-name="L16">
        <text:list-item text:start-value="1">
          <text:p text:style-name="P9">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10"><text:span text:style-name="T29">Der Vorstand erstellt de</text:span>n Jahres<text:span text:style-name="T28">bericht</text:span> und <text:span text:style-name="T29">legt ihn </text:span>der Mitgliederversammlung zur Beratung und Genehmigung vor.</text:p>
        </text:list-item>
        <text:list-item>
          <text:p text:style-name="P26">Der Vorstand erstellt und veröffentlicht die Finanzberichte.</text:p>
        </text:list-item>
        <text:list-item>
          <text:p text:style-name="P27">Der Vorstand nimmt folgende Anträge zur Bearbeitung und Genehmigung entgegen:</text:p>
          <text:list>
            <text:list-item>
              <text:p text:style-name="P27">Anträge auf Mitgliedschaft</text:p>
            </text:list-item>
            <text:list-item>
              <text:p text:style-name="P27">Anträge zur Offenlegung nicht veröffentlichter Informationen zur Vereinsaktivität bzw. seiner finanziellen oder personellen Situation</text:p>
            </text:list-item>
          </text:list>
        </text:list-item>
        <text:list-item>
          <text:p text:style-name="P28">Der Vorstand kann, <text:span text:style-name="T50">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24">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item>
          <text:p text:style-name="P25"><text:span text:style-name="T51">Der Vorstand ist verpflichtet auf Anfrage der Mitgliederversammlung Details zu all seinen Aktivitäten offenzulegen.</text:span></text:p>
        </text:list-item>
      </text:list>
      <text:h text:style-name="Heading_20_3" text:outline-level="3">(III) Jahresbericht</text:h>
      <text:list xml:id="list7486617291576175495" text:style-name="L17">
        <text:list-item>
          <text:p text:style-name="P44"><text:span text:style-name="T31">Ist n</text:span>ach Ablauf des Geschäftsjahres zu erstellen. <text:span text:style-name="T31">Der jeweils aktuelle Jahresbericht m</text:span>uss bei Einberufung der ordentlichen Mitgliederversammlung vorliegen.</text:p>
        </text:list-item>
        <text:list-item>
          <text:p text:style-name="P45"><text:span text:style-name="T52">Der Jahresbericht e</text:span>nthält eine Übersicht zu den Vereinsaktivitäten der Berichtsperiode sowie eine Übersicht <text:span text:style-name="T50">zur</text:span> finanziellen Situation zum Abschluß des Geschäftsjahres.</text:p>
        </text:list-item>
        <text:list-item>
          <text:p text:style-name="P44"><text:soft-page-break/><text:span text:style-name="T52">Er</text:span> <text:span text:style-name="T52">muss </text:span>frei zugänglich veröffentlicht werden.</text:p>
        </text:list-item>
        <text:list-item>
          <text:p text:style-name="P46">Weitere Regelungen können in der Geschäftsordnung beschlossen werden.</text:p>
        </text:list-item>
      </text:list>
      <text:h text:style-name="P70" text:outline-level="2"><text:bookmark-start text:name="__RefHeading__956_1295827656"/>§ <text:span text:style-name="T40">9 <text:s/>Mitgliederentscheid</text:span><text:bookmark-end text:name="__RefHeading__956_1295827656"/></text:h>
      <text:list xml:id="list6486265419551530498" text:style-name="L18">
        <text:list-item>
          <text:p text:style-name="P47"><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47"><text:span text:style-name="T43">Er muss allen Mitgliedern in gleicher Weise offenstehen. Insbesondere bedeutet dies:</text:span></text:p>
          <text:list>
            <text:list-item>
              <text:p text:style-name="P47"><text:span text:style-name="T46">Jedes Mitglied kann einen Mitgliederentscheid beantragen bzw. einleiten.</text:span></text:p>
            </text:list-item>
            <text:list-item>
              <text:p text:style-name="P48">Jedes Mitglied muss die Möglichkeit haben im Rahmen der laufenden Diskussionen eines Mitgliederentscheids gehört zu werden.</text:p>
            </text:list-item>
            <text:list-item>
              <text:p text:style-name="P47"><text:span text:style-name="T46">Jedes stimmberechtigte Mitglied kann an der Abstimmung eines Mitgliederentscheids Teil nehmen. </text:span></text:p>
            </text:list-item>
          </text:list>
        </text:list-item>
        <text:list-item>
          <text:p text:style-name="P49"><text:span text:style-name="T47">Die Einleitung eines Mitgliederentscheids erfolgt durch Bekanntmachung des Abstimmungsgegenstands an alle Mitglieder durch den/die AntragstellerIn. Die Bekanntmachung kann schriftlich, per Email oder online erfolgen. </text:span><office:annotation office:name="__Fieldmark__649_1290434253"><dc:creator>bennidi </dc:creator><dc:date>2014-12-22T14:17:28</dc:date><text:list text:style-name=""><text:list-item><text:p>Welcher Zeitaum ist sinnvoll. Ist ein Maximaldatum notwendig? Eventuell sollte das in die Geschäftsordnung weil es ggf. Nach ersten Erfahrungen angepasst wird</text:p></text:list-item></text:list></office:annotation><text:span text:style-name="T47">Die Abstimmung muss mindestens vier maximal acht Wochen nach Bekanntmachung erfolgen</text:span><office:annotation-end office:name="__Fieldmark__649_1290434253"/><text:span text:style-name="T47">. Der/Die AnstragstellerIn hat dafür Sorge zu tragen, dass vor Beginn der Abstimmung alle wesentlichen Diskussionsbeiträge und Meinungen der Mitglieder von allen gehört wurden.</text:span></text:p>
        </text:list-item>
        <text:list-item>
          <text:p text:style-name="P51">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bzw. <text:span text:style-name="T40">b</text:span>estehenden Vereinsordnungen können nicht durch <text:span text:style-name="T43">Mitgliederentscheide</text:span> gefasst werden.</text:p>
        </text:list-item>
        <text:list-item>
          <text:p text:style-name="P51">Beschlüsse <text:span text:style-name="T43">eines Mitgliederentscheids</text:span> sind für den Vorstand verbindlich, <text:span text:style-name="T38">soweit er hierdurch nicht gegen gesetzliche, vertragliche oder satzungsmäßige Pflichten verstößt und mindestens ein Drittel aller Mitglieder an der Abstimmung Teil genommen haben.</text:span></text:p>
        </text:list-item>
        <text:list-item>
          <text:p text:style-name="P50"><text:span text:style-name="T48">Die Abstimmung eines Mitgliederentscheids</text:span> kann schriftlich, per Email oder online <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52">Weitere Regelungen zur Durchführung von Mitgliederentscheiden können in der Geschäftsordnung beschloßen werden.</text:p>
        </text:list-item>
      </text:list>
      <text:h text:style-name="Heading_20_2" text:outline-level="2"><text:span text:style-name="T21">§</text:span> <text:span text:style-name="T24">Finanzen</text:span></text:h>
      <text:list xml:id="list2918614010935862602" text:style-name="L19">
        <text:list-item>
          <text:p text:style-name="P53">Die Mittel zur Erfüllung seiner Aufgaben erhält der Verein in erster Linie durch Mitgliederentgelte, Spenden und sonstigen Zuwendungen.</text:p>
        </text:list-item>
        <text:list-item>
          <text:p text:style-name="P59">An die dem Verein zur Verfügung gestellten Mittel dürfen keine nennenswerten Bedingungen geknüpft sein, die den Verein in der freien Ausübung seiner Aktivitäten <text:soft-page-break/>behindern. Berichtspflichten sind hiervon ausgenommen, sofern der <text:span text:style-name="T55">zu betreibende Aufwand in angemessenem Verhältnis zur Höhe der </text:span></text:p>
        </text:list-item>
        <text:list-item>
          <text:p text:style-name="P53">Beiträge, Eintrittsgelder und Umlagen werden von der Mitgliederversammlung in einer Beitragsordnung festgelegt.</text:p>
        </text:list-item>
        <text:list-item>
          <text:p text:style-name="P60">Detailinformationen zu Finanzflüssen unterliegen den Regelungen aus <text:bookmark-ref text:reference-format="text" text:ref-name="__RefHeading__693_964657701">§ Transparenz</text:bookmark-ref> Abs. <text:bookmark-ref text:reference-format="number" text:ref-name="__RefHeading__695_964657701">4</text:bookmark-ref></text:p>
        </text:list-item>
        <text:list-item>
          <text:p text:style-name="P54">Ein <text:span text:style-name="T49">zweimonatiger</text:span> Finanzbericht wird regelmäßig innerhalb von <text:span text:style-name="T30">zwei Wochen nach Ablauf der Berichtsperiode, frei zugänglich veröffentlicht. Der Finanzbericht enthält eine einfache Einnahmen-Ausgabenrechnung, sowie eine Kurzübersicht über das aktuelle Vereinsvermögen.</text:span></text:p>
        </text:list-item>
      </text:list>
      <text:h text:style-name="Heading_20_2" text:outline-level="2"><text:bookmark-start text:name="__RefHeading__693_964657701"/>§ Transparenz<text:bookmark-end text:name="__RefHeading__693_964657701"/></text:h>
      <text:list xml:id="list240982083520805679" text:style-name="L20">
        <text:list-item>
          <text:p text:style-name="P56">Alle Versammlungen, <text:span text:style-name="T57">Beschlussfassungen und Wahlen</text:span> <text:span text:style-name="T50">des Vereins </text:span>sind <text:span text:style-name="T57">offen und</text:span> öffentlich.</text:p>
        </text:list-item>
        <text:list-item>
          <text:p text:style-name="P57">Die Nachvollziehbarkeit aller Beschlüsse und Vereinsaktivitäten sollte stets gewährleistet sein.</text:p>
        </text:list-item>
        <text:list-item>
          <text:p text:style-name="P55">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50">sowie</text:span> Sitzungsprotokolle und <text:span text:style-name="T54">Ergebnisse von Mitgliederentscheiden</text:span>. </text:p>
        </text:list-item>
        <text:list-item>
          <text:p text:style-name="P58"><text:bookmark-start text:name="__RefHeading__695_964657701"/>Anfragen durch Mitglieder und anderen Personen nach Informationen <text:span text:style-name="T54">zu Vereinsaktivitäten bzw. der finanziellen oder personellen Vereinssituation</text:spa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55">Weitere Regelungen können in der Geschäftsordnung beschlossen werden.</text:p>
        </text:list-item>
      </text:list>
      <text:h text:style-name="Heading_20_2" text:outline-level="2">§ 9 Auflösung</text:h>
      <text:list xml:id="list647302863828319547" text:style-name="L21">
        <text:list-item>
          <text:p text:style-name="P29">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29">Als Liquidatoren werden die im Amt befindlichen vertretungsberechtigten Vorstandsmitglieder bestimmt, soweit die Mitgliederversammlung nichts anderes abschließend beschließ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2T19:12:36.122317645</dc:date>
    <dc:creator>benni </dc:creator>
    <meta:editing-duration>PT11H3S</meta:editing-duration>
    <meta:editing-cycles>61</meta:editing-cycles>
    <meta:generator>LibreOffice/4.2.7.2$Linux_X86_64 LibreOffice_project/420m0$Build-2</meta:generator>
    <meta:document-statistic meta:table-count="0" meta:image-count="0" meta:object-count="0" meta:page-count="8" meta:paragraph-count="124" meta:word-count="2257" meta:character-count="17681" meta:non-whitespace-character-count="15601"/>
  </office:meta>
</office:document-meta>
</file>